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8d29"/>
    </style:style>
    <style:style style:name="P2" style:family="paragraph" style:parent-style-name="Standard">
      <style:paragraph-properties fo:line-height="200%"/>
      <style:text-properties officeooo:paragraph-rsid="000e8d29"/>
    </style:style>
    <style:style style:name="P3" style:family="paragraph" style:parent-style-name="Standard">
      <style:paragraph-properties fo:line-height="200%"/>
      <style:text-properties officeooo:paragraph-rsid="000eb8f6"/>
    </style:style>
    <style:style style:name="P4" style:family="paragraph" style:parent-style-name="Standard">
      <style:text-properties officeooo:paragraph-rsid="000eb8f6"/>
    </style:style>
    <style:style style:name="T1" style:family="text">
      <style:text-properties officeooo:rsid="000e8d29"/>
    </style:style>
    <style:style style:name="T2" style:family="text">
      <style:text-properties officeooo:rsid="000eb8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Data Structures Project 3</text:span></text:p>
      <text:p text:style-name="P1"><text:span text:style-name="T1">Sorting Competition Documentation</text:span></text:p>
      <text:p text:style-name="P1"><text:span text:style-name="T1">By Tyler Jackson</text:span></text:p>
      <text:p text:style-name="P4"><text:span text:style-name="T2">10/16/2013</text:span></text:p>
      <text:p text:style-name="P1"><text:span text:style-name="T1"/></text:p>
      <text:p text:style-name="P2"><text:span text:style-name="T1"><text:tab/>For this competition we were required to read in a text file and store it in a single dimension data type. <text:s/>We were then required to sort the words by length and then sort each individual length word alphabetically. <text:s/>We were required to try 5 different methods. <text:s/>The ones I tried were selection sort, bubble sort, insertion sort, merge sort, quick sort, and heap sort. <text:s/>After trying each of these I found quick sort was the fastest, with merge sort a close second. <text:s/>I then tried to optimize my quick sort using insertion sort if the subset was smaller than 24 elements. <text:s/>This seemed to improve the speed slightly. <text:s/></text:span></text:p>
      <text:p text:style-name="P3"><text:span text:style-name="T1"><text:tab/>Next, I tried to optimize my sort based on the data type I stored the words in. <text:s/>I originally had an array of char stars, but I found when I created an array of string, the sorting was faster. <text:s/>This is probably because with char stars it is easier to swap elements and such, because you don't have to create a new object with the correct size every time. <text:s/>String arrays were much faster. <text:s/>Upon research, some of the fastest methods I came across were intro sort, and quick sort using 2 pivots instead of one. <text:s/>I believe the standard library sort uses introsort, so I figured it would make the most sense to implement introsort and try to optimize it. <text:s/>Introsort is basically quick sort up to a certain level of recursion and then using heapsort for the rest. <text:s/>This proved to be more complicated then I allotted time for. <text:s/>Quick sort using two pivots also seemed to be more complicated than I expected. <text:s/>This functioned similarly to quick sort with one pivot, but two pivots speeds up the sorting process. <text:s/>Smaller than the first pivot, in between the two pivots, and larger than the second pivot. <text:s/></text:span></text:p>
      <text:p text:style-name="P2"><text:span text:style-name="T1"><text:tab/></text:span><text:span text:style-name="T2">One</text:span><text:span text:style-name="T1"> difficult part of the process was having to sort by length and then by alphabet. <text:s/>In order to do this I had two options, to either sort by length and alphabet at the same time or to do one and then the other. <text:s/>I believe in the lab write up it said to do length then alphabet, but I believe in class he said we can do whatever in the sort function as long as all of the sorting is done in the function. <text:s/>I couldn't think of any ways to sort by length and alphabet at the same time, so I did length and then alphabet </text:span><text:soft-page-break/><text:span text:style-name="T1">which was hard because I basically had to implement every sort method twice. <text:s/>When sorting by alphabet I had to make sure it only sorted elements of equal length. <text:s/></text:span></text:p>
      <text:p text:style-name="P2"><text:span text:style-name="T1"><text:tab/></text:span><text:span text:style-name="T2">Lastly I thought of potentially using length prefixed strings, but I wasn't sure how to use those if the words were double digit in length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Jackson</meta:initial-creator>
    <meta:creation-date>2013-10-16T04:10:04</meta:creation-date>
    <dc:date>2013-10-16T04:30:34</dc:date>
    <dc:creator>Tyler Jackson</dc:creator>
    <meta:editing-duration>PT5M20S</meta:editing-duration>
    <meta:editing-cycles>1</meta:editing-cycles>
    <meta:document-statistic meta:table-count="0" meta:image-count="0" meta:object-count="0" meta:page-count="2" meta:paragraph-count="8" meta:word-count="480" meta:character-count="2625" meta:non-whitespace-character-count="2121"/>
    <meta:generator>LibreOffice/4.0.2.2$Linux_x86 LibreOffice_project/400m0$Build-2</meta:generator>
  </office:meta>
</office:document-meta>
</file>